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7">
        <text:h text:style-name="Heading_20_3" text:outline-level="3"><text:bookmark-start text:name="__RefHeading___Toc7286_1464965999"/>Combine Files<text:bookmark-end text:name="__RefHeading___Toc7286_1464965999"/></text:h>
        <text:p text:style-name="Text_20_body"/>
        <text:p text:style-name="Text_20_body_20_indent_20_Organon">Files and Folders can be combined. The selected will be combined with the entry below him.</text:p>
        <text:p text:style-name="Text_20_body_20_indent_20_Organon"/>
        <text:p text:style-name="Text_20_body_20_indent_20_Organon">In following cases files and folders can't be combined:</text:p>
        <text:list xml:id="list2204277344039287711" text:style-name="L1">
          <text:list-item>
            <text:p text:style-name="P1">The selected is inside the waste bin.</text:p>
          </text:list-item>
          <text:list-item>
            <text:p text:style-name="P1">The selected is the project folder.</text:p>
          </text:list-item>
          <text:list-item>
            <text:p text:style-name="P1">The to be combined file / folder is a folder and has entries.</text:p>
          </text:list-item>
          <text:list-item>
            <text:p text:style-name="P1">The to be combined file / folder is at a higher level of the hierarchie.</text:p>
          </text:list-item>
        </text:list>
        <text:p text:style-name="Text_20_body_20_indent_20_Organon"/>
        <text:p text:style-name="Text_20_body_20_indent_20_Organon">The combined file will be moved to the waste bin.</text:p>
        <text:p text:style-name="Text_20_body_20_indent_20_Organon"/>
        <text:p text:style-name="Text_20_body_20_indent_20_Organon">A shortcut is available for this fun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8:23.989000000</dc:date>
    <meta:editing-duration>P0D</meta:editing-duration>
    <meta:editing-cycles>1</meta:editing-cycles>
    <meta:document-statistic meta:table-count="0" meta:image-count="0" meta:object-count="0" meta:page-count="1" meta:paragraph-count="9" meta:word-count="89" meta:character-count="458" meta:non-whitespace-character-count="382"/>
    <meta:generator>LibreOffice/5.1.1.3$Windows_X86_64 LibreOffice_project/89f508ef3ecebd2cfb8e1def0f0ba9a803b88a6d</meta:generator>
  </office:meta>
</office:document-meta>
</file>